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2" table:number-rows-spanned="1">
            <text:p>郑州中考2025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3:.B12])" office:value-type="float" office:value="730">
            <text:p>7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19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0S</meta:editing-duration>
    <meta:editing-cycles>6</meta:editing-cycles>
    <meta:generator>OpenOffice/4.1.15$Win32 OpenOffice.org_project/4115m2$Build-9813</meta:generator>
    <dc:date>2025-11-22T19:39:13.17</dc:date>
    <dc:creator>Eric Zhang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